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10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10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2-07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1-10-1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1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1-06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1-05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772" calcext:value-type="float">
            <text:p>80.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5-22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3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3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7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7-0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7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6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6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6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6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1509</text:p>
          </table:table-cell>
          <table:table-cell office:value-type="string" calcext:value-type="string">
            <text:p>195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0" meta:object-count="0"/>
    <meta:user-defined meta:name="AppVersion">3.0</meta:user-defined>
  </office:meta>
</office:document-meta>
</file>